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4.196cm" fo:margin-left="0.011cm" table:align="left"/>
    </style:style>
    <style:style style:name="Tabla5.A" style:family="table-column">
      <style:table-column-properties style:column-width="4.196cm"/>
    </style:style>
    <style:style style:name="Tabla5.1" style:family="table-row">
      <style:table-row-properties style:min-row-height="2.09cm"/>
    </style:style>
    <style:style style:name="Tabla5.A1" style:family="table-cell">
      <style:table-cell-properties fo:padding="0.097cm" fo:border="0.05pt solid #000000"/>
    </style:style>
    <style:style style:name="Tabla1" style:family="table">
      <style:table-properties style:width="4.207cm" table:align="left"/>
    </style:style>
    <style:style style:name="Tabla1.A" style:family="table-column">
      <style:table-column-properties style:column-width="4.207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4.207cm" table:align="left"/>
    </style:style>
    <style:style style:name="Tabla2.A" style:family="table-column">
      <style:table-column-properties style:column-width="4.207cm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4.207cm" table:align="left"/>
    </style:style>
    <style:style style:name="Tabla3.A" style:family="table-column">
      <style:table-column-properties style:column-width="4.207cm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4.207cm" table:align="left"/>
    </style:style>
    <style:style style:name="Tabla4.A" style:family="table-column">
      <style:table-column-properties style:column-width="4.207cm"/>
    </style:style>
    <style:style style:name="Tabla4.A1" style:family="table-cell">
      <style:table-cell-properties fo:padding="0.097cm" fo:border="0.05pt solid #000000"/>
    </style:style>
    <style:style style:name="Tabla6" style:family="table">
      <style:table-properties style:width="4.002cm" table:align="margins"/>
    </style:style>
    <style:style style:name="Tabla6.A" style:family="table-column">
      <style:table-column-properties style:column-width="4.002cm" style:rel-column-width="65535*"/>
    </style:style>
    <style:style style:name="Tabla6.A1" style:family="table-cell">
      <style:table-cell-properties style:vertical-align="" fo:padding="0.097cm" fo:border="0.05pt solid #000000"/>
    </style:style>
    <style:style style:name="Tabla7" style:family="table">
      <style:table-properties style:width="4.013cm" table:align="margins"/>
    </style:style>
    <style:style style:name="Tabla7.A" style:family="table-column">
      <style:table-column-properties style:column-width="4.013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4.013cm" table:align="margins"/>
    </style:style>
    <style:style style:name="Tabla8.A" style:family="table-column">
      <style:table-column-properties style:column-width="4.013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4.013cm" table:align="margins"/>
    </style:style>
    <style:style style:name="Tabla9.A" style:family="table-column">
      <style:table-column-properties style:column-width="4.013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4.013cm" table:align="margins"/>
    </style:style>
    <style:style style:name="Tabla10.A" style:family="table-column">
      <style:table-column-properties style:column-width="4.013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cab49" officeooo:paragraph-rsid="001cab49"/>
    </style:style>
    <style:style style:name="P2" style:family="paragraph" style:parent-style-name="Standard">
      <style:text-properties officeooo:rsid="001da183" officeooo:paragraph-rsid="001da183"/>
    </style:style>
    <style:style style:name="P3" style:family="paragraph" style:parent-style-name="Standard">
      <style:text-properties officeooo:rsid="001e9595" officeooo:paragraph-rsid="001e9595"/>
    </style:style>
    <style:style style:name="P4" style:family="paragraph" style:parent-style-name="Table_20_Contents">
      <style:text-properties officeooo:rsid="001da183" officeooo:paragraph-rsid="001da183"/>
    </style:style>
    <style:style style:name="P5" style:family="paragraph" style:parent-style-name="Table_20_Contents">
      <style:text-properties officeooo:rsid="001da183" officeooo:paragraph-rsid="001e9595"/>
    </style:style>
    <style:style style:name="T1" style:family="text">
      <style:text-properties officeooo:rsid="001da1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 Persona: <text:s/></text:p>
      <text:p text:style-name="P1"><text:tab/>+ Nif</text:p>
      <text:p text:style-name="P1"><text:tab/>+ Nombre</text:p>
      <text:p text:style-name="P1"><text:tab/>+ FechaNacimiento</text:p>
      <text:p text:style-name="P1"/>
      <text:p text:style-name="P1">+ <text:s/>Fecha:</text:p>
      <text:p text:style-name="P1"><text:tab/>+ dia int</text:p>
      <text:p text:style-name="P1"><text:tab/>+ Mes int </text:p>
      <text:p text:style-name="P1"><text:tab/>+ Año int</text:p>
      <text:p text:style-name="P1"/>
      <text:p text:style-name="P1">+ Nif:</text:p>
      <text:p text:style-name="P1"><text:tab/>+ 8 nums long</text:p>
      <text:p text:style-name="P1"><text:tab/>+ 1 char</text:p>
      <text:p text:style-name="P1"/>
      <text:p text:style-name="P1">+ Socio:</text:p>
      <text:p text:style-name="P1"><text:tab/>Se da de alta asigna un codigo asociado y fecha de alta </text:p>
      <text:p text:style-name="P1"/>
      <text:p text:style-name="P2">Relaciones Cardinales:</text:p>
      <text:p text:style-name="P2">1-n de uno a varios</text:p>
      <text:p text:style-name="P2">0-1 de cero a 1, puede tener o no</text:p>
      <text:p text:style-name="P2">m-n varios a varios</text:p>
      <text:p text:style-name="P1"><text:span text:style-name="T1">0-* de 0 a infinito</text:span><text:tab/></text:p>
      <text:p text:style-name="P2">1-* de 1 a infinito</text:p>
      <text:p text:style-name="P2"/>
      <text:p text:style-name="P2"/>
      <text:p text:style-name="P3">Un rombo negro es una clase compuesta, que no tiene sentido una con la otra Ejemplo una Persona sin DNI.</text:p>
      <text:p text:style-name="P3">El rombo sin color es de agregacion.</text:p>
      <text:p text:style-name="P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+ Nif:</text:p>
            <table:table table:name="Tabla6" table:style-name="Tabla6">
              <table:table-column table:style-name="Tabla6.A"/>
              <table:table-row>
                <table:table-cell table:style-name="Tabla6.A1" office:value-type="string">
                  <text:p text:style-name="P5">+ DNI(int)</text:p>
                  <text:p text:style-name="P5">+ letra(char)</text:p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4">Persona:</text:p>
            <table:table table:name="Tabla7" table:style-name="Tabla7">
              <table:table-column table:style-name="Tabla7.A"/>
              <table:table-row>
                <table:table-cell table:style-name="Tabla7.A1" office:value-type="string">
                  <text:p text:style-name="P5">+ Nombre(String)</text:p>
                  <text:p text:style-name="P5">+ Apellidos(String)</text:p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+ Fecha</text:p>
            <table:table table:name="Tabla8" table:style-name="Tabla8">
              <table:table-column table:style-name="Tabla8.A"/>
              <table:table-row>
                <table:table-cell table:style-name="Tabla8.A1" office:value-type="string">
                  <text:p text:style-name="P5">+ Dia(int)</text:p>
                  <text:p text:style-name="P5">+ Mes(int)</text:p>
                  <text:p text:style-name="P5">Año(int)</text:p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>+Nif</text:p>
            <table:table table:name="Tabla9" table:style-name="Tabla9">
              <table:table-column table:style-name="Tabla9.A"/>
              <table:table-row>
                <table:table-cell table:style-name="Tabla9.A1" office:value-type="string">
                  <text:p text:style-name="P5">+ 8nums(long)</text:p>
                  <text:p text:style-name="P5">+1letra(char)</text:p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4">+ Socio:</text:p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5">+ Codigo(int)</text:p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6:20:48.162361634</meta:creation-date>
    <dc:date>2016-05-04T18:47:20.966861349</dc:date>
    <meta:editing-duration>PT2H19M39S</meta:editing-duration>
    <meta:editing-cycles>2</meta:editing-cycles>
    <meta:generator>LibreOffice/4.2.8.2$Linux_X86_64 LibreOffice_project/420m0$Build-2</meta:generator>
    <meta:document-statistic meta:table-count="10" meta:image-count="0" meta:object-count="0" meta:page-count="2" meta:paragraph-count="36" meta:word-count="125" meta:character-count="609" meta:non-whitespace-character-count="505"/>
  </office:meta>
</office:document-meta>
</file>